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57c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57c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57c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57c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57c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57c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57c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57c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57c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57c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57c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57c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57c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57c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57c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57c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57c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my Valentina Henriquez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1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665041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Carlos  Oller Mai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7944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8.6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6" meta:non-whitespace-character-count="1006"/>
    <meta:template xlink:type="simple" xlink:actuate="onRequest" xlink:title="Normal" xlink:href=""/>
  </office:meta>
</office:document-meta>
</file>